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2.6437in"/>
    </style:style>
    <style:style style:name="co4" style:family="table-column">
      <style:table-column-properties fo:break-before="auto" style:column-width="2.665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>
            <text:p>REQUESTOR</text:p>
          </table:table-cell>
          <table:table-cell table:style-name="Default" office:value-type="string">
            <text:p>REQUEST DATE</text:p>
          </table:table-cell>
          <table:table-cell office:value-type="string">
            <text:p>REQUEST</text:p>
          </table:table-cell>
          <table:table-cell table:style-name="Default" office:value-type="string">
            <text:p>RESOLUTION</text:p>
          </table:table-cell>
        </table:table-row>
        <table:table-row table:style-name="ro2">
          <table:table-cell office:value-type="string">
            <text:p>Kepper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/>
        </table:table-row>
        <table:table-row table:style-name="ro2">
          <table:table-cell office:value-type="string">
            <text:p>Kepper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/>
        </table:table-row>
        <table:table-row table:style-name="ro3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/>
        </table:table-row>
        <table:table-row table:style-name="ro3">
          <table:table-cell office:value-type="string">
            <text:p>?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/>
        </table:table-row>
        <table:table-row table:style-name="ro2">
          <table:table-cell office:value-type="string">
            <text:p>?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/>
        </table:table-row>
        <table:table-row table:style-name="ro4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/>
        </table:table-row>
        <table:table-row table:style-name="ro2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/>
        </table:table-row>
        <table:table-row table:style-name="ro3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/>
        </table:table-row>
        <table:table-row table:style-name="ro1" table:number-rows-repeated="10">
          <table:table-cell table:number-columns-repeated="2"/>
          <table:table-cell table:style-name="ce2"/>
          <table:table-cell/>
        </table:table-row>
        <table:table-row table:style-name="ro1" table:number-rows-repeated="3">
          <table:table-cell table:number-columns-repeated="4"/>
        </table:table-row>
        <table:table-row table:style-name="ro1" table:number-rows-repeated="17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2">08/12/2009</text:date>, <text:time>14:3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rry Roland</meta:initial-creator>
    <meta:creation-date>2009-08-12T14:24:46.92</meta:creation-date>
    <dc:date>2009-08-12T14:35:35.36</dc:date>
    <dc:creator>Perry Roland</dc:creator>
    <meta:editing-duration>PT00H10M52S</meta:editing-duration>
    <meta:editing-cycles>1</meta:editing-cycles>
    <meta:document-statistic meta:table-count="3" meta:cell-count="34" meta:object-count="0"/>
    <meta:generator>OpenOffice.org/3.1$Win32 OpenOffice.org_project/310m11$Build-9399</meta:generator>
  </office:meta>
</office:document-meta>
</file>